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4000" loext:char-shading-value="0"/>
    </style:style>
    <style:style style:name="T2" style:family="text">
      <style:text-properties fo:background-color="#ff4000" loext:char-shading-value="0"/>
    </style:style>
    <style:style style:name="T3" style:family="text">
      <style:text-properties fo:font-weight="bold" officeooo:rsid="0002588f" style:font-weight-asian="bold" style:font-weight-complex="bold"/>
    </style:style>
    <style:style style:name="T4" style:family="text">
      <style:text-properties fo:font-weight="bold" officeooo:rsid="0003b98f" style:font-weight-asian="bold" style:font-weight-complex="bold"/>
    </style:style>
    <style:style style:name="T5" style:family="text">
      <style:text-properties fo:font-weight="bold" officeooo:rsid="0011c454" style:font-weight-asian="bold" style:font-weight-complex="bold"/>
    </style:style>
    <style:style style:name="T6" style:family="text">
      <style:text-properties fo:font-weight="bold" officeooo:rsid="00135d4d" style:font-weight-asian="bold" style:font-weight-complex="bold"/>
    </style:style>
    <style:style style:name="T7" style:family="text">
      <style:text-properties fo:font-weight="bold" officeooo:rsid="001472f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Model: Opus<text:tab/><text:tab/><text:tab/></text:span><text:span text:style-name="T5">Hints: 0<text:tab/><text:tab/></text:span><text:span text:style-name="T4">Errors</text:span><text:span text:style-name="T3">: </text:span><text:span text:style-name="T7">20</text:span><text:line-break/><text:line-break/>REMINISCENCES OF MY EARLY LIFE &amp; SERVICE AS BANDSMAN IN THE NAVY.</text:p>
      <text:p text:style-name="Standard">HERBERT HOLLOWAY</text:p>
      <text:p text:style-name="Standard">1848 TO 1869.</text:p>
      <text:p text:style-name="Standard"/>
      <text:p text:style-name="Standard">I was born on October <text:span text:style-name="T1">17th</text:span> 1848, but cannot say that I remember anything of that</text:p>
      <text:p text:style-name="Standard">interesting event. but that important fact has just had to be verified by the Registrar</text:p>
      <text:p text:style-name="Standard">general before I was considered <text:span text:style-name="T1">eligible</text:span> to receive the benefit of the Old age pension</text:p>
      <text:p text:style-name="Standard">on my attaining the age of three score and ten, and <text:span text:style-name="T1">before</text:span> I may be spared for at</text:p>
      <text:p text:style-name="Standard"><text:span text:style-name="T1">lest</text:span> a few more years to enjoy it. and finish my yarn, which is not done with</text:p>
      <text:p text:style-name="Standard">the idea of publication<text:span text:style-name="T1">,</text:span> but just a little amusement for myself and perhaps others of</text:p>
      <text:p text:style-name="Standard">the family who may care to peruse it. The illustrations I have <text:span text:style-name="T1">reprinted </text:span>from</text:p>
      <text:p text:style-name="Standard">pencil sketches taken by me in 1867 and 69. and although perhaps not quite equal</text:p>
      <text:p text:style-name="Standard">to what I could do in my younger days, are near enough to convey a general idea</text:p>
      <text:p text:style-name="Standard">of the <text:span text:style-name="T1">real</text:span> coast of Africa and Island of Ascension, where I was stationed for just</text:p>
      <text:p text:style-name="Standard">on three years. But to get back to my diary properly, I must <text:span text:style-name="T1">earnestly</text:span> confess</text:p>
      <text:p text:style-name="Standard">that I have not the slightest recollection of how or <text:span text:style-name="T2">when</text:span> I spent the first year</text:p>
      <text:p text:style-name="Standard">or two of my existance<text:span text:style-name="T1">, t</text:span>he first and only circumstance I do distinctly and</text:p>
      <text:p text:style-name="Standard">always have remembered, is playing with my brother Walter underneath the</text:p>
      <text:p text:style-name="Standard">parlour table, which would probably be on a sunday afternoon, for Dad</text:p>
      <text:p text:style-name="Standard">and Mother were seated on each side of the fire, the one smoking a long</text:p>
      <text:p text:style-name="Standard">clay pipe and reading the paper, and the other with a grey shawl and I</text:p>
      <text:p text:style-name="Standard">believe a white cap with a frill all round her face, nursing the latest baby</text:p>
      <text:p text:style-name="Standard">which would be either Alfred or <text:span text:style-name="T1">Henry</text:span>, while us two radicals under the table <text:span text:style-name="T1">stole</text:span></text:p>
      <text:p text:style-name="Standard"><text:span text:style-name="T1">one</text:span> fighting for the possession of the small soft hair brush which was used</text:p>
      <text:p text:style-name="Standard">for baby's toilet. At this time we were living about three doors from the top</text:p>
      <text:p text:style-name="Standard">of the <text:span text:style-name="T1">Rooftile</text:span> on the left hand side, close to Fernie's gate. Why all these little</text:p>
      <text:p text:style-name="Standard">detail<text:span text:style-name="T2">s</text:span> should be so clearly impressed on my mind after all these years I</text:p>
      <text:p text:style-name="Standard">cannot say, as from that time until I was about four or five has always</text:p>
      <text:p text:style-name="Standard">been a perfect blank, until one fine day I find myself <text:span text:style-name="T1">lieing</text:span> with Grandpa</text:p>
      <text:p text:style-name="Standard">and being very much <text:span text:style-name="T1">tallied &amp;</text:span> by Aunt Kate, who at that time was</text:p>
      <text:p text:style-name="Standard">single and living with them at Incent House. Auntie always kept me</text:p>
      <text:p text:style-name="Standard">in clothe<text:span text:style-name="T2">s</text:span> and also paid for my schooling, when I was big enough to go</text:p>
      <text:p text:style-name="Standard">Mr <text:span text:style-name="T1">Brins </text:span>school and I remained with them until Grandpa died in <text:span text:style-name="T1">1856</text:span>,</text:p>
      <text:p text:style-name="Standard">when I went to work in London for a month or two and eventually joined</text:p>
      <text:p text:style-name="Standard">the Navy. To the present I will get back to my younger days and relate</text:p>
      <text:p text:style-name="Standard">some of the little adventures I had while <text:span text:style-name="T1">leing</text:span> with them. I know th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7:40:39.728390852</meta:creation-date>
    <dc:date>2025-09-05T18:31:50.181801610</dc:date>
    <meta:editing-duration>PT8H12M17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35" meta:word-count="495" meta:character-count="2549" meta:non-whitespace-character-count="2085"/>
  </office:meta>
</office:document-meta>
</file>